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d8aaf" officeooo:paragraph-rsid="001d8aa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8aaf" officeooo:paragraph-rsid="001d8aa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e29b8" officeooo:paragraph-rsid="001e29b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none" officeooo:rsid="001d1eba" officeooo:paragraph-rsid="001d1eba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d1eba" officeooo:paragraph-rsid="001d1eba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d8aaf" officeooo:paragraph-rsid="001d8aaf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f0d8a" officeooo:paragraph-rsid="001f0d8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f0d8a" officeooo:paragraph-rsid="001f0d8a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rsid="001d8aaf" officeooo:paragraph-rsid="001d8aaf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rsid="002229e5" officeooo:paragraph-rsid="002229e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fo:font-weight="normal" officeooo:rsid="001f0d8a" officeooo:paragraph-rsid="001f0d8a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7837b" officeooo:paragraph-rsid="0028e1b1" style:font-size-asian="10.5pt" style:font-size-complex="12pt"/>
    </style:style>
    <style:style style:name="P1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7837b" officeooo:paragraph-rsid="00295b7c" style:font-size-asian="10.5pt" style:font-size-complex="12pt"/>
    </style:style>
    <style:style style:name="P1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95b7c" officeooo:paragraph-rsid="00295b7c" style:font-size-asian="10.5pt" style:font-size-complex="12pt"/>
    </style:style>
    <style:style style:name="P1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d67b2" officeooo:paragraph-rsid="002d67b2" style:font-size-asian="10.5pt" style:font-size-complex="12pt"/>
    </style:style>
    <style:style style:name="P1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f1423" officeooo:paragraph-rsid="002f1423" style:font-size-asian="10.5pt" style:font-size-complex="12pt"/>
    </style:style>
    <style:style style:name="P1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8e1b1" officeooo:paragraph-rsid="0028e1b1" style:font-size-asian="10.5pt" style:font-size-complex="12pt"/>
    </style:style>
    <style:style style:name="P1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28e1b1" officeooo:paragraph-rsid="00295b7c" style:font-size-asian="10.5pt" style:font-size-complex="12pt"/>
    </style:style>
    <style:style style:name="P1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2088b" officeooo:paragraph-rsid="0032088b" style:font-size-asian="10.5pt" style:font-size-complex="12pt"/>
    </style:style>
    <style:style style:name="P2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solid" style:text-underline-width="auto" style:text-underline-color="font-color" officeooo:rsid="001d8aaf" officeooo:paragraph-rsid="001d8aaf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size="12pt" style:text-underline-style="none" fo:font-weight="normal" officeooo:rsid="001f0d8a" officeooo:paragraph-rsid="001f0d8a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reak-before="page" fo:background-color="transparent"/>
      <style:text-properties fo:font-size="14pt" style:text-underline-style="solid" style:text-underline-width="auto" style:text-underline-color="font-color" officeooo:rsid="002229e5" officeooo:paragraph-rsid="002229e5" style:font-size-asian="14pt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bold" officeooo:rsid="001e29b8" officeooo:paragraph-rsid="001e29b8" style:font-size-asian="14pt" style:font-weight-asian="bold" style:font-size-complex="14pt" style:font-weight-complex="bold"/>
    </style:style>
    <style:style style:name="P2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2pt" style:text-underline-style="none" fo:font-weight="bold" officeooo:rsid="005115a8" officeooo:paragraph-rsid="0051ab70" style:font-size-asian="10.5pt" style:font-weight-asian="bold" style:font-size-complex="12pt" style:font-weight-complex="bold"/>
    </style:style>
    <style:style style:name="P2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2pt" style:text-underline-style="none" fo:font-weight="bold" officeooo:rsid="005115a8" officeooo:paragraph-rsid="00552d06" style:font-size-asian="10.5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style:text-underline-style="none" fo:font-weight="bold" officeooo:rsid="005115a8" officeooo:paragraph-rsid="0051ab70" style:font-size-asian="10.5pt" style:font-weight-asian="bold" style:font-size-complex="12pt" style:font-weight-complex="bold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2pt" style:text-underline-style="none" fo:font-weight="bold" officeooo:rsid="0052d565" officeooo:paragraph-rsid="00552d06" style:font-size-asian="10.5pt" style:font-weight-asian="bold" style:font-size-complex="12pt" style:font-weight-complex="bold"/>
    </style:style>
    <style:style style:name="P2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2pt" style:text-underline-style="none" fo:font-weight="bold" officeooo:rsid="00539b2e" officeooo:paragraph-rsid="00552d06" style:font-size-asian="10.5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2pt" style:text-underline-style="none" fo:font-weight="bold" officeooo:rsid="00539b2e" officeooo:paragraph-rsid="00539b2e" style:font-size-asian="10.5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78c6b" officeooo:paragraph-rsid="00378c6b" style:font-size-asian="10.5pt" style:font-size-complex="12pt"/>
    </style:style>
    <style:style style:name="P3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78c6b" officeooo:paragraph-rsid="00423774" style:font-size-asian="10.5pt" style:font-size-complex="12pt"/>
    </style:style>
    <style:style style:name="P3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a8660" officeooo:paragraph-rsid="003a8660" style:font-size-asian="10.5pt" style:font-size-complex="12pt"/>
    </style:style>
    <style:style style:name="P3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a8660" officeooo:paragraph-rsid="0044235d" style:font-size-asian="10.5pt" style:font-size-complex="12pt"/>
    </style:style>
    <style:style style:name="P3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a8660" officeooo:paragraph-rsid="0045922c" style:font-size-asian="10.5pt" style:font-size-complex="12pt"/>
    </style:style>
    <style:style style:name="P3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2088b" officeooo:paragraph-rsid="0032088b" style:font-size-asian="10.5pt" style:font-size-complex="12pt"/>
    </style:style>
    <style:style style:name="P3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1647a" officeooo:paragraph-rsid="0041647a" style:font-size-asian="10.5pt" style:font-size-complex="12pt"/>
    </style:style>
    <style:style style:name="P3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6c9c6" officeooo:paragraph-rsid="0036c9c6" style:font-size-asian="10.5pt" style:font-size-complex="12pt"/>
    </style:style>
    <style:style style:name="P3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36c9c6" officeooo:paragraph-rsid="00423774" style:font-size-asian="10.5pt" style:font-size-complex="12pt"/>
    </style:style>
    <style:style style:name="P3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19950" officeooo:paragraph-rsid="00419950" style:font-size-asian="10.5pt" style:font-size-complex="12pt"/>
    </style:style>
    <style:style style:name="P4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23774" officeooo:paragraph-rsid="00423774" style:font-size-asian="10.5pt" style:font-size-complex="12pt"/>
    </style:style>
    <style:style style:name="P4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4235d" officeooo:paragraph-rsid="0044235d" style:font-size-asian="10.5pt" style:font-size-complex="12pt"/>
    </style:style>
    <style:style style:name="P4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5e47f" officeooo:paragraph-rsid="0045e47f" style:font-size-asian="10.5pt" style:font-size-complex="12pt"/>
    </style:style>
    <style:style style:name="P4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70505" officeooo:paragraph-rsid="00470505" style:font-size-asian="10.5pt" style:font-size-complex="12pt"/>
    </style:style>
    <style:style style:name="P4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7536a" officeooo:paragraph-rsid="0047536a" style:font-size-asian="10.5pt" style:font-size-complex="12pt"/>
    </style:style>
    <style:style style:name="P4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91d09" officeooo:paragraph-rsid="00491d09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b6f6e" officeooo:paragraph-rsid="004b6f6e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b6f6e" officeooo:paragraph-rsid="004cd10e" style:font-size-asian="10.5pt" style:font-size-complex="12pt"/>
    </style:style>
    <style:style style:name="P4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e64ff" officeooo:paragraph-rsid="004e64ff" style:font-size-asian="10.5pt" style:font-size-complex="12pt"/>
    </style:style>
    <style:style style:name="P4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size="12pt" style:text-underline-style="none" officeooo:rsid="004f6cb3" officeooo:paragraph-rsid="004f6cb3" style:font-size-asian="10.5pt" style:font-size-complex="12pt"/>
    </style:style>
    <style:style style:name="P50" style:family="paragraph" style:parent-style-name="Standard" style:master-page-name="">
      <loext:graphic-properties draw:fill="none"/>
      <style:paragraph-properties fo:margin-left="2.499cm" fo:margin-right="0cm" fo:text-align="justify" style:justify-single-word="false" fo:text-indent="0cm" style:auto-text-indent="false" style:page-number="auto" fo:background-color="transparent"/>
      <style:text-properties fo:font-size="12pt" style:text-underline-style="none" fo:font-weight="bold" officeooo:rsid="00539b2e" officeooo:paragraph-rsid="00539b2e" style:font-size-asian="10.5pt" style:font-weight-asian="bold" style:font-size-complex="12pt" style:font-weight-complex="bold"/>
    </style:style>
    <style:style style:name="P51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size="12pt" style:text-underline-style="none" fo:font-weight="bold" officeooo:rsid="00539b2e" officeooo:paragraph-rsid="00539b2e" style:font-size-asian="10.5pt" style:font-weight-asian="bold" style:font-size-complex="12pt" style:font-weight-complex="bold"/>
    </style:style>
    <style:style style:name="P52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size="12pt" style:text-underline-style="none" fo:font-weight="bold" officeooo:rsid="00572637" officeooo:paragraph-rsid="00572637" style:font-size-asian="10.5pt" style:font-weight-asian="bold" style:font-size-complex="12pt" style:font-weight-complex="bold"/>
    </style:style>
    <style:style style:name="P53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size="12pt" style:text-underline-style="none" fo:font-weight="bold" officeooo:rsid="0057f72f" officeooo:paragraph-rsid="0057f72f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size="12pt" style:text-underline-style="none" fo:font-weight="bold" officeooo:rsid="00598ce4" officeooo:paragraph-rsid="00598ce4" style:font-size-asian="10.5pt" style:font-weight-asian="bold" style:font-size-complex="12pt" style:font-weight-complex="bold"/>
    </style:style>
    <style:style style:name="P55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size="12pt" style:text-underline-style="none" fo:font-weight="bold" officeooo:rsid="005d0bd4" officeooo:paragraph-rsid="005d0bd4" style:font-size-asian="10.5pt" style:font-weight-asian="bold" style:font-size-complex="12pt" style:font-weight-complex="bold"/>
    </style:style>
    <style:style style:name="T1" style:family="text">
      <style:text-properties officeooo:rsid="002080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ccc36"/>
    </style:style>
    <style:style style:name="T4" style:family="text">
      <style:text-properties officeooo:rsid="002f1423"/>
    </style:style>
    <style:style style:name="T5" style:family="text">
      <style:text-properties officeooo:rsid="00339b72"/>
    </style:style>
    <style:style style:name="T6" style:family="text">
      <style:text-properties officeooo:rsid="0033e3b2"/>
    </style:style>
    <style:style style:name="T7" style:family="text">
      <style:text-properties officeooo:rsid="0035c554"/>
    </style:style>
    <style:style style:name="T8" style:family="text">
      <style:text-properties officeooo:rsid="00391b20"/>
    </style:style>
    <style:style style:name="T9" style:family="text">
      <style:text-properties officeooo:rsid="00398135"/>
    </style:style>
    <style:style style:name="T10" style:family="text">
      <style:text-properties officeooo:rsid="003c5599"/>
    </style:style>
    <style:style style:name="T11" style:family="text">
      <style:text-properties officeooo:rsid="003e770c"/>
    </style:style>
    <style:style style:name="T12" style:family="text">
      <style:text-properties officeooo:rsid="0040004a"/>
    </style:style>
    <style:style style:name="T13" style:family="text">
      <style:text-properties officeooo:rsid="0040edef"/>
    </style:style>
    <style:style style:name="T14" style:family="text">
      <style:text-properties officeooo:rsid="004a7ec0"/>
    </style:style>
    <style:style style:name="T15" style:family="text">
      <style:text-properties officeooo:rsid="004cd10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1ab70" style:font-weight-asian="normal" style:font-weight-complex="normal"/>
    </style:style>
    <style:style style:name="T18" style:family="text">
      <style:text-properties fo:font-weight="normal" officeooo:rsid="0051ad16" style:font-weight-asian="normal" style:font-weight-complex="normal"/>
    </style:style>
    <style:style style:name="T19" style:family="text">
      <style:text-properties fo:font-weight="normal" officeooo:rsid="0052d565" style:font-weight-asian="normal" style:font-weight-complex="normal"/>
    </style:style>
    <style:style style:name="T20" style:family="text">
      <style:text-properties fo:font-weight="normal" officeooo:rsid="00572637" style:font-weight-asian="normal" style:font-weight-complex="normal"/>
    </style:style>
    <style:style style:name="T21" style:family="text">
      <style:text-properties fo:font-weight="normal" officeooo:rsid="0057f72f" style:font-weight-asian="normal" style:font-weight-complex="normal"/>
    </style:style>
    <style:style style:name="T22" style:family="text">
      <style:text-properties fo:font-weight="normal" officeooo:rsid="005893e8" style:font-weight-asian="normal" style:font-weight-complex="normal"/>
    </style:style>
    <style:style style:name="T23" style:family="text">
      <style:text-properties fo:font-weight="normal" officeooo:rsid="005a5004" style:font-weight-asian="normal" style:font-weight-complex="normal"/>
    </style:style>
    <style:style style:name="T24" style:family="text">
      <style:text-properties fo:font-weight="normal" officeooo:rsid="005b290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moria Practica 1 HW-S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lmudena García Jurado-Centurión</text:p>
      <text:p text:style-name="P5"/>
      <text:p text:style-name="P5"/>
      <text:p text:style-name="P5"/>
      <text:p text:style-name="P6"/>
      <text:p text:style-name="P2"><text:soft-page-break/>Enunciado</text:p>
      <text:p text:style-name="P1"/>
      <text:list xml:id="list9126204150791389026" text:style-name="L1">
        <text:list-item>
          <text:p text:style-name="P23">Parte 1</text:p>
        </text:list-item>
      </text:list>
      <text:p text:style-name="P3"/>
      <text:p text:style-name="P7">Realizar un programa en código ensamblador para el μC 8051, que contenga las siguientes</text:p>
      <text:p text:style-name="P7">instrucciones en el siguiente orden:</text:p>
      <text:p text:style-name="P7"></text:p>
      <text:p text:style-name="P7"><text:span text:style-name="T1">- </text:span>Se cargue el programa a partir de la dirección 03h de la memoria de código.</text:p>
      <text:p text:style-name="P7"></text:p>
      <text:p text:style-name="P7"><text:span text:style-name="T1">- </text:span>Trabaje en el banco 2 de registros.</text:p>
      <text:p text:style-name="P7"></text:p>
      <text:p text:style-name="P7"><text:span text:style-name="T1">- </text:span>Cargar un dato en registro R2.</text:p>
      <text:p text:style-name="P7"><text:span text:style-name="T1">- </text:span>“ “ “ “ “ R1.</text:p>
      <text:p text:style-name="P7">Siendo R2 y R1 dos números decimales enteros positivos, en los que se cumple que R2 &gt; R1:</text:p>
      <text:p text:style-name="P7"></text:p>
      <text:p text:style-name="P7"><text:span text:style-name="T1">- </text:span>Dividir el contenido de R2 entre el contenido de R1.</text:p>
      <text:p text:style-name="P8"> Si el contenido de la división es exacto:</text:p>
      <text:p text:style-name="P21">- Carga en la posición de memoria D1h el dato binario: 00010011.</text:p>
      <text:p text:style-name="P11">- Rotar dos veces a la izquierda el dato: 00010011 y almacenar resultado en la</text:p>
      <text:p text:style-name="P11">dirección C8h.</text:p>
      <text:p text:style-name="P11">- Intercambiar el contenido de los cuatro bits bajos y cuatro bits altos de la</text:p>
      <text:p text:style-name="P11">dirección D1h.</text:p>
      <text:p text:style-name="P11">- Cargar en la posición de memoria D4h el número decimal 199 y en la siguiente</text:p>
      <text:p text:style-name="P11">posición de memoria, el número decimal 2.</text:p>
      <text:p text:style-name="P11">- Multiplicar contenido de ambas posiciones de memoria (ver qué ocurre en el</text:p>
      <text:p text:style-name="P11">registro de estado (PSW) y en los registros: A, B) y almacenar resultado en</text:p>
      <text:p text:style-name="P11">direcciones: D9h, D8h.</text:p>
      <text:p text:style-name="P11"/>
      <text:p text:style-name="P8"> Si el contenido de la división no es exacto:</text:p>
      <text:p text:style-name="P21">- Cargar en la posición de memoria 5Fh el número decimal 11 y en la siguiente</text:p>
      <text:p text:style-name="P11">posición de memoria, el número decimal 10.</text:p>
      <text:p text:style-name="P11">- Realizar la suma con acarreo entre ambas posiciones de memoria y almacenar</text:p>
      <text:p text:style-name="P11">resultado en la dirección 6Bh.</text:p>
      <text:p text:style-name="P11">- Repetir la suma con los valores decimales 127 y 1.</text:p>
      <text:p text:style-name="P11">- Volver a realizar las suma con los números 255 y 1.</text:p>
      <text:p text:style-name="P11">Explica que ha ocurrido en estos tres apartados de suma con los indicadores: cy, ac y ov. Justifica los valores que han tomado en cada apartado.</text:p>
      <text:p text:style-name="P11">- Incrementar el contenido de la dirección 6B dos unidades.</text:p>
      <text:p text:style-name="P20"/>
      <text:p text:style-name="P9"/>
      <text:p text:style-name="P9"/>
      <text:p text:style-name="P9"/>
      <text:p text:style-name="P10"/>
      <text:p text:style-name="P22"><text:span text:style-name="T2">Resolución</text:span> </text:p>
      <text:p text:style-name="P10"/>
      <text:p text:style-name="P12">En este problema se han planteado diferentes cuestiones: inicio del programa, diferentes modos de direccionamiento y operación, y almacenamiento de los datos.</text:p>
      <text:p text:style-name="P12"/>
      <text:p text:style-name="P17">Para establecer la dirección de inicio del programa, <text:span text:style-name="T11">hemos usado</text:span> la directiva ORG.</text:p>
      <text:p text:style-name="P18">Dado que el programa siempre debe empezar en la dirección 0000, <text:span text:style-name="T11">hemos añadido</text:span> dos directiva<text:span text:style-name="T11">s</text:span> ORG: una con la dirección 0000h y otra con la dirección de comienzo real (0003)</text:p>
      <text:p text:style-name="P13"/>
      <text:p text:style-name="P14">Para que la segunda directiva se llegue a leer, <text:span text:style-name="T3">el programa debe estar</text:span> en ejecución, razón por la cual <text:span text:style-name="T11">hemos</text:span> puesto un salto incondicional hacia el inicio del programa.</text:p>
      <text:p text:style-name="P14"/>
      <text:p text:style-name="P14"/>
      <text:p text:style-name="P15">Una vez iniciado el programa, <text:span text:style-name="T4">debemos seleccionar el banco de trabajo a usar, en este caso el 2; habilitando el bit correspondiente en el registro RS.</text:span></text:p>
      <text:p text:style-name="P16">Esta habilitación se puede realizar de dos formas: inicializando el registro completo, o inicializando el biestable de forma independiente. En este caso <text:span text:style-name="T12">hemos</text:span> optado por la segunda opción.</text:p>
      <text:p text:style-name="P13"/>
      <text:p text:style-name="P19">La carga de los datos en los registros se realiza de forma inmediata, indicando en la propia instrucción el dato a guardar.</text:p>
      <text:p text:style-name="P19"/>
      <text:p text:style-name="P36">Tras esta carga, el registro R1 tomará el valor 9, y el R2 el valor 1.</text:p>
      <text:p text:style-name="P19"/>
      <text:p text:style-name="P19">Las operaciones aritméticas se realizan mediante los registros A y B, <text:span text:style-name="T7">así</text:span> que, antes de cada <text:span text:style-name="T5">una de ellas</text:span>, hay que copiar los datos de los <text:span text:style-name="T6">operadores a los registros A y B.</text:span></text:p>
      <text:p text:style-name="P37">En el caso de la división, el cociente se guarda en A y el resto en B.</text:p>
      <text:p text:style-name="P37"/>
      <text:p text:style-name="P39">- Antes de la operación, se asigna el valor de A a R1, que tomará el valor 9; y el valor de B a R2, que tomará el valor 1.</text:p>
      <text:p text:style-name="P39"/>
      <text:p text:style-name="P39">- Después de la operación, A quedara con valor 9, y B con valor 0.</text:p>
      <text:p text:style-name="P37"/>
      <text:p text:style-name="P40">Tras la operación, cargamos el resto, ubicado en B, al acumulador (A), para poder realizar el salto condicional.</text:p>
      <text:p text:style-name="P38"/>
      <text:p text:style-name="P31">La <text:span text:style-name="T8">división</text:span> <text:span text:style-name="T9">devolverá un resultado exacto, por lo que A tomará el valor 0, y el programa saltará a la sección marcada con la etiqueta EXACTO</text:span></text:p>
      <text:p text:style-name="P30"/>
      <text:p text:style-name="P32">Una vez en esta sección, <text:span text:style-name="T13">cargamos</text:span> los datos en memoria usando direccionamiento inmediato tanto a memoria como al acumulador.</text:p>
      <text:p text:style-name="P32"/>
      <text:p text:style-name="P41">En la dirección de memoria D1h cargaremos el valor 00010011, y posteriormente cargaremos el mismo valor en el registro acumulador A para poder realizar la rotación.</text:p>
      <text:p text:style-name="P33"/>
      <text:p text:style-name="P34">Tras rotar el dato, se activa el bit de paridad para indicar que el dato es par, <text:span text:style-name="T10">y el valor de A pasará a ser 00100110. Se realizará una segunda rotación, tras la cual A quedará con el valor <text:s/>01001100.</text:span></text:p>
      <text:p text:style-name="P42">Guardamos este resultado en la dirección de memoria C8h.</text:p>
      <text:p text:style-name="P42"/>
      <text:p text:style-name="P42"/>
      <text:p text:style-name="P42"/>
      <text:p text:style-name="P43"><text:soft-page-break/>En la siguiente parte, intercambiamos los 4 bits altos y bajos del valor de la dirección D1h, almacenado en el paso anterior.</text:p>
      <text:p text:style-name="P44">Para ello, copiamos ese valor al acumulador A, que tomara el valor 01001100 y realizamos el intercambio..</text:p>
      <text:p text:style-name="P44"/>
      <text:p text:style-name="P44">Tras el intercambio, A quedará con el valor 11000100, que copiaremos en la dirección D1h.</text:p>
      <text:p text:style-name="P44"/>
      <text:p text:style-name="P45">Finalmente, multiplicamos los valores de ambas direcciones de memoria, para lo cual copiamos sus valores a los registros A y B <text:span text:style-name="T14">y efectuamos la operación.</text:span></text:p>
      <text:p text:style-name="P46"/>
      <text:p text:style-name="P46">El resultado de la multiplicación se guardará en los registros A y B, almacenándose en B los bits de mayor peso, y en A los de menor peso.</text:p>
      <text:p text:style-name="P46"/>
      <text:p text:style-name="P47">Tras la multiplicación, A quedara con valor <text:span text:style-name="T15">10010011</text:span> y B quedará con valor <text:span text:style-name="T15">00101010</text:span>.</text:p>
      <text:p text:style-name="P47"/>
      <text:p text:style-name="P48">Finalmente, guardamos el valor de A en la dirección D8h, y el de B en D9h</text:p>
      <text:p text:style-name="P32"/>
      <text:p text:style-name="P49">Y, para evitar que entre en la sección correspondiente al resultado no exacto, ponemos un salto incondicional al final del programa</text:p>
      <text:p text:style-name="P32"/>
      <text:p text:style-name="P32"/>
      <text:list xml:id="list4800487643288607188" text:style-name="L2">
        <text:list-item>
          <text:p text:style-name="P24">Resultado no exacto</text:p>
        </text:list-item>
      </text:list>
      <text:p text:style-name="P26"/>
      <text:list xml:id="list120420752230087" text:continue-numbering="true" text:style-name="L2">
        <text:list-header>
          <text:p text:style-name="P25"><text:span text:style-name="T17">Para probar lo que </text:span><text:span text:style-name="T18">ocurriría</text:span><text:span text:style-name="T17"> si el resultado no es exacto, y la secuencia de instrucciones asociada a ese caso, cambiaremos el valor de R2 por el 02h.<text:line-break/><text:line-break/></text:span><text:span text:style-name="T19">La primera parte es exactamente igual a la explicada anteriormente.</text:span></text:p>
          <text:p text:style-name="P27"><text:span text:style-name="T16">Esta vez, tras la división, los valores de A y B serán 4 y 1, respectivamente.</text:span></text:p>
          <text:p text:style-name="P28"><text:span text:style-name="T19">Al no ser un resultado exacto, el programa saltará a la etiqueta de NO_EXACTO</text:span></text:p>
        </text:list-header>
      </text:list>
      <text:p text:style-name="P29"><text:span text:style-name="T16"/></text:p>
      <text:p text:style-name="P50"><text:span text:style-name="T20">En esta sección, cargaremos en memoria los valores 11 y 10 en decimal, en las direcciones 5F</text:span><text:span text:style-name="T21">h</text:span><text:span text:style-name="T20"> y 60h</text:span></text:p>
      <text:p text:style-name="P51"><text:span text:style-name="T20"/></text:p>
      <text:p text:style-name="P52"><text:span text:style-name="T16">Posteriormente, realizaremos una suma con acarreo, para lo cual cargaremos el valor de la dirección 5F en el acumulador A, </text:span><text:span text:style-name="T21">y sumaremos su valor con el de la direccion 60h.</text:span></text:p>
      <text:p text:style-name="P53"><text:span text:style-name="T16">Tras esta operación, el acumulador A quedará con el valor 21 en decimal, </text:span><text:span text:style-name="T22">y se activaran los flags de paridad y de acarreo.</text:span></text:p>
      <text:p text:style-name="P53"><text:span text:style-name="T22"/></text:p>
      <text:p text:style-name="P54"><text:span text:style-name="T22">R</text:span><text:span text:style-name="T16">epetimos el proceso con los valores 127 y 1, tras lo cual A quedará con valor 128, y se activará el flag OV de sobrecarga.</text:span></text:p>
      <text:p text:style-name="P54"><text:span text:style-name="T16"/></text:p>
      <text:p text:style-name="P54"><text:span text:style-name="T16">Repetimos otra vez con </text:span><text:span text:style-name="T23">255 y 1. </text:span><text:span text:style-name="T24">Al salirse del rango admitido por el registro, el registro volverá a 0, y se desactivará el flag de sobrecarga OV.</text:span></text:p>
      <text:p text:style-name="P54"><text:span text:style-name="T24"/></text:p>
      <text:p text:style-name="P55"><text:span text:style-name="T24">F</text:span><text:span text:style-name="T16">inalmente, incrementamos en 2 unidades el valor de la dirección 6Bh, para lo cual lo cargamos en A, lo incrementamos, y guardamos el resultado en la dirección original.</text:span></text:p>
      <text:p text:style-name="P55"><text:span text:style-name="T16">Puesto que esa dirección no tenía ningún contenido previamente cargado, su valor inicial era 0, y el resultado final será 2.</text:span></text:p>
      <text:p text:style-name="P55"><text:span text:style-name="T16"/></text:p>
      <text:p text:style-name="P55"><text:span text:style-name="T16"/></text:p>
      <text:p text:style-name="P55"><text:soft-page-break/><text:span text:style-name="T16"/></text:p>
      <text:p text:style-name="P54"><text:span text:style-name="T23"/></text:p>
      <text:p text:style-name="P54"><text:span text:style-name="T23"/></text:p>
      <text:p text:style-name="P52"><text:span text:style-name="T16"/></text:p>
      <text:p text:style-name="P51"><text:span text:style-name="T20"/></text:p>
      <text:list xml:id="list120421687662854" text:continue-numbering="true" text:style-name="L2">
        <text:list-header>
          <text:p text:style-name="P24"><text:line-break/></text:p>
        </text:list-header>
      </text:list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1:03:05.100548642</meta:creation-date>
    <dc:date>2017-05-16T12:04:20.543981979</dc:date>
    <meta:editing-duration>PT4H44M31S</meta:editing-duration>
    <meta:editing-cycles>58</meta:editing-cycles>
    <meta:generator>LibreOffice/5.2.6.2$Linux_X86_64 LibreOffice_project/20m0$Build-2</meta:generator>
    <meta:document-statistic meta:table-count="0" meta:image-count="0" meta:object-count="0" meta:page-count="5" meta:paragraph-count="75" meta:word-count="1148" meta:character-count="6267" meta:non-whitespace-character-count="5196"/>
  </office:meta>
</office:document-meta>
</file>